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5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7.26pt"/>
    </style:style>
    <style:style style:name="co4" style:family="table-column">
      <style:table-column-properties fo:break-before="auto" style:column-width="183.94pt"/>
    </style:style>
    <style:style style:name="co5" style:family="table-column">
      <style:table-column-properties fo:break-before="auto" style:column-width="485.8pt"/>
    </style:style>
    <style:style style:name="co6" style:family="table-column">
      <style:table-column-properties fo:break-before="auto" style:column-width="363.06pt"/>
    </style:style>
    <style:style style:name="co7" style:family="table-column">
      <style:table-column-properties fo:break-before="auto" style:column-width="199.39pt"/>
    </style:style>
    <style:style style:name="co8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essian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Jacobian</text:p>
          </table:table-cell>
          <table:table-cell office:value-type="string" calcext:value-type="string">
            <text:p>in bib?</text:p>
          </table:table-cell>
          <table:table-cell table:style-name="ce1" office:value-type="string" calcext:value-type="string">
            <text:p>Computer Vision</text:p>
          </table:table-cell>
          <table:table-cell table:style-name="ce5" office:value-type="string" calcext:value-type="string">
            <text:p>in bib?</text:p>
          </table:table-cell>
          <table:table-cell table:style-name="ce1" office:value-type="string" calcext:value-type="string">
            <text:p>NLP</text:p>
          </table:table-cell>
          <table:table-cell table:style-name="ce5" office:value-type="string" calcext:value-type="string">
            <text:p>in bib?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Power Law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Rand NLA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RMT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Spin Glass</text:p>
          </table:table-cell>
          <table:table-cell office:value-type="string" calcext:value-type="string">
            <text:p>in bib?</text:p>
          </table:table-cell>
          <table:table-cell office:value-type="string" calcext:value-type="string">
            <text:p>Random Labels</text:p>
          </table:table-cell>
          <table:table-cell office:value-type="string" calcext:value-type="string">
            <text:p>in bib?</text:p>
          </table:table-cell>
        </table:table-row>
        <table:table-row table:style-name="ro2">
          <table:table-cell office:value-type="string" calcext:value-type="string">
            <text:p>An Investigation into Neural Net Optimization via Hessian Eigenvalue Densi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obust Large Margin Deep Neural Networks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Deep Residual Learning for Image Recognition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Language Models are Few-Shot Learn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istical Mechanics of Deep Learning</text:p>
          </table:table-cell>
          <table:table-cell/>
          <table:table-cell office:value-type="string" calcext:value-type="string">
            <text:p>Fitting Power-laws in empirical data with estimators that work for all exponents</text:p>
          </table:table-cell>
          <table:table-cell/>
          <table:table-cell office:value-type="string" calcext:value-type="string">
            <text:p>Approximating Spectral Densities of Large Matrices</text:p>
          </table:table-cell>
          <table:table-cell/>
          <table:table-cell office:value-type="string" calcext:value-type="string">
            <text:p>GOE Statistics for Levy Matri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th of Backpropaganda? An Empirical Evaluation of Deep Learning Theo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surrecting the sigmoid in deep learning through dynamical isometry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Predicting trends in the quality of state-of-the-art neural networks without access to training or testing data </text:p>
          </table:table-cell>
          <table:table-cell/>
          <table:table-cell office:value-type="string" calcext:value-type="string">
            <text:p>Fast Estimation of tr(F (A)) via Stochastic Lanczos Quadratu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hinking Parameter Counting in Deep Mod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nsitivity and Generalization in Neural Networks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tropy-SG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he Emergence of Spectral Universality in Deep Neural Networks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Empirical Analysis of the Hessian of Over-Parametrized Neural Network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ngent-Space Regularization for Neural-Network Models of Dynamical Systems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latness is a False Frie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trum Concentration in Deep Residual Learning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PyHessian: Neural Networks Through the Lens of the Hessian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icting the Generalization Gap in Deep Neural Networks with Margin Distributions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terpreting Adversarial Robustness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obust Learning with Jacobian Regularization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Generalization, Adaptation and Low-Rank Representation in Neural Networks 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formation geometry of orthogonal initializations and training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JacNet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Generalization Guarantees for Neural Networks via Harnessing the Low-rank Structure of the Jacobian 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One-Shot Pruning of Recurrent Neural Networks by Jacobian Spectrum Eval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table Rank normalization for improved generalization in Neural Networks and GANs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ynamical Isometry is Achieved in Residual Networks in a Universal Way for any Activation Function 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nalysis of Deep Neural Networks with the Extended Data Jacobian Matrix</text:p>
          </table:table-cell>
          <table:table-cell office:value-type="string" calcext:value-type="string">
            <text:p>X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7:24:51.868483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3:34:27.635539313</meta:creation-date>
    <dc:date>2020-07-11T17:26:31.727298956</dc:date>
    <meta:editing-duration>PT1H43M40S</meta:editing-duration>
    <meta:editing-cycles>6</meta:editing-cycles>
    <meta:generator>LibreOffice/6.0.7.3$Linux_X86_64 LibreOffice_project/00m0$Build-3</meta:generator>
    <meta:document-statistic meta:table-count="1" meta:cell-count="78" meta:object-count="0"/>
  </office:meta>
</office:document-meta>
</file>